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629cm" fo:min-width="0.205cm" fo:padding-top="0.229cm" fo:padding-bottom="0.229cm" fo:padding-left="0.441cm" fo:padding-right="0.441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min-height="7.718cm" fo:min-width="15.946cm" fo:padding-top="0.229cm" fo:padding-bottom="0.229cm" fo:padding-left="0.441cm" fo:padding-right="0.441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0.637cm" fo:padding-top="0.229cm" fo:padding-bottom="0.229cm" fo:padding-left="0.441cm" fo:padding-right="0.441cm" fo:wrap-option="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2.034cm" fo:padding-top="0.229cm" fo:padding-bottom="0.229cm" fo:padding-left="0.441cm" fo:padding-right="0.441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1.093cm" fo:min-width="0.759cm" fo:padding-top="0.229cm" fo:padding-bottom="0.229cm" fo:padding-left="0.441cm" fo:padding-right="0.441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.135cm" fo:padding-top="0.229cm" fo:padding-bottom="0.229cm" fo:padding-left="0.441cm" fo:padding-right="0.441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813cm" fo:min-width="0.643cm" fo:padding-top="0.229cm" fo:padding-bottom="0.229cm" fo:padding-left="0.441cm" fo:padding-right="0.441cm" fo:wrap-option="wrap" draw:shadow-color="#808080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111cm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401cm" fo:min-width="0.002cm" fo:padding-top="0.229cm" fo:padding-bottom="0.229cm" fo:padding-left="0.441cm" fo:padding-right="0.441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0.941cm"/>
    </style:style>
    <style:style style:name="gr1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1.411cm"/>
    </style:style>
    <style:style style:name="gr18" style:family="graphic" style:parent-style-name="standard">
      <style:graphic-properties draw:stroke="none" svg:stroke-color="#000000" draw:fill="none" draw:fill-color="#ffffff" fo:min-height="3.319cm"/>
    </style:style>
    <style:style style:name="gr19" style:family="graphic" style:parent-style-name="standard">
      <style:graphic-properties draw:stroke="none" svg:stroke-color="#000000" draw:fill="none" draw:fill-color="#ffffff" fo:min-height="1.561cm"/>
    </style:style>
    <style:style style:name="gr20" style:family="graphic" style:parent-style-name="standard">
      <style:graphic-properties draw:stroke="none" svg:stroke-color="#000000" draw:fill="none" draw:fill-color="#ffffff" fo:min-height="1.253cm"/>
    </style:style>
    <style:style style:name="gr21" style:family="graphic" style:parent-style-name="standard">
      <style:graphic-properties draw:stroke="none" svg:stroke-color="#000000" draw:fill="none" draw:fill-color="#ffffff" fo:min-height="0.637cm"/>
    </style:style>
    <style:style style:name="gr22" style:family="graphic" style:parent-style-name="standard">
      <style:graphic-properties draw:stroke="none" svg:stroke-color="#000000" draw:fill="none" draw:fill-color="#ffffff" fo:min-height="1.171cm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0cm" fo:padding-top="0.229cm" fo:padding-bottom="0.229cm" fo:padding-left="0.441cm" fo:padding-right="0.441cm" fo:wrap-option="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0.512cm"/>
    </style:style>
    <style:style style:name="gr25" style:family="graphic" style:parent-style-name="standard">
      <style:graphic-properties draw:stroke="none" svg:stroke-color="#000000" draw:fill="none" draw:fill-color="#ffffff" draw:textarea-vertical-align="top" fo:min-height="0.471cm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.336cm" fo:min-width="0.388cm" fo:padding-top="0.229cm" fo:padding-bottom="0.229cm" fo:padding-left="0.441cm" fo:padding-right="0.441cm" fo:wrap-option="wrap" draw:shadow-color="#808080"/>
    </style:style>
    <style:style style:name="gr2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1.535cm" svg:height="1.535cm" svg:x="4.615cm" svg:y="14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2" draw:layer="layout" svg:width="0.484cm" svg:height="0.292cm" svg:x="4.908cm" svg:y="14.817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2" draw:text-style-name="P2" draw:layer="layout" svg:width="0.482cm" svg:height="0.294cm" svg:x="5.392cm" svg:y="15.107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custom-shape draw:style-name="gr3" draw:text-style-name="P2" draw:layer="layout" svg:width="16.828cm" svg:height="8.176cm" svg:x="6.461cm" svg:y="21.14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33cm" svg:y1="15.115cm" svg:x2="10.591cm" svg:y2="15.115cm">
          <text:p/>
        </draw:line>
        <draw:line draw:style-name="gr4" draw:text-style-name="P3" draw:layer="layout" svg:x1="11.608cm" svg:y1="15.115cm" svg:x2="12.37cm" svg:y2="15.115cm">
          <text:p/>
        </draw:line>
        <draw:g>
          <draw:custom-shape draw:style-name="gr5" draw:text-style-name="P2" draw:layer="layout" svg:width="1.519cm" svg:height="1.502cm" svg:x="10.338cm" svg:y="14.60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3" draw:layer="layout" svg:x1="10.975cm" svg:y1="15.064cm" svg:x2="10.876cm" svg:y2="15.193cm">
                <text:p/>
              </draw:line>
              <draw:line draw:style-name="gr4" draw:text-style-name="P3" draw:layer="layout" svg:x1="11.073cm" svg:y1="15.191cm" svg:x2="10.974cm" svg:y2="15.062cm">
                <text:p/>
              </draw:line>
              <draw:line draw:style-name="gr4" draw:text-style-name="P3" draw:layer="layout" svg:x1="11.172cm" svg:y1="15.064cm" svg:x2="11.073cm" svg:y2="15.193cm">
                <text:p/>
              </draw:line>
              <draw:line draw:style-name="gr4" draw:text-style-name="P3" draw:layer="layout" svg:x1="11.271cm" svg:y1="15.191cm" svg:x2="11.172cm" svg:y2="15.062cm">
                <text:p/>
              </draw:line>
              <draw:line draw:style-name="gr4" draw:text-style-name="P3" draw:layer="layout" svg:x1="11.371cm" svg:y1="15.064cm" svg:x2="11.272cm" svg:y2="15.193cm">
                <text:p/>
              </draw:line>
              <draw:line draw:style-name="gr4" draw:text-style-name="P3" draw:layer="layout" svg:x1="11.371cm" svg:y1="15.064cm" svg:x2="11.415cm" svg:y2="15.128cm">
                <text:p/>
              </draw:line>
              <draw:line draw:style-name="gr4" draw:text-style-name="P3" draw:layer="layout" svg:x1="10.826cm" svg:y1="15.127cm" svg:x2="10.87cm" svg:y2="15.191cm">
                <text:p/>
              </draw:line>
              <draw:line draw:style-name="gr4" draw:text-style-name="P3" draw:layer="layout" svg:x1="11.415cm" svg:y1="15.127cm" svg:x2="11.616cm" svg:y2="15.127cm">
                <text:p/>
              </draw:line>
              <draw:line draw:style-name="gr4" draw:text-style-name="P3" draw:layer="layout" svg:x1="10.629cm" svg:y1="15.127cm" svg:x2="10.827cm" svg:y2="15.127cm">
                <text:p/>
              </draw:line>
            </draw:g>
            <draw:g>
              <draw:line draw:style-name="gr4" draw:text-style-name="P3" draw:layer="layout" svg:x1="11.519cm" svg:y1="15.549cm" svg:x2="11.717cm" svg:y2="15.613cm">
                <text:p/>
              </draw:line>
              <draw:line draw:style-name="gr4" draw:text-style-name="P3" draw:layer="layout" svg:x1="11.717cm" svg:y1="15.484cm" svg:x2="11.519cm" svg:y2="15.548cm">
                <text:p/>
              </draw:line>
              <draw:line draw:style-name="gr4" draw:text-style-name="P3" draw:layer="layout" svg:x1="11.519cm" svg:y1="15.418cm" svg:x2="11.717cm" svg:y2="15.482cm">
                <text:p/>
              </draw:line>
              <draw:line draw:style-name="gr4" draw:text-style-name="P3" draw:layer="layout" svg:x1="11.717cm" svg:y1="15.355cm" svg:x2="11.519cm" svg:y2="15.419cm">
                <text:p/>
              </draw:line>
              <draw:line draw:style-name="gr4" draw:text-style-name="P3" draw:layer="layout" svg:x1="11.519cm" svg:y1="15.29cm" svg:x2="11.717cm" svg:y2="15.354cm">
                <text:p/>
              </draw:line>
              <draw:line draw:style-name="gr4" draw:text-style-name="P3" draw:layer="layout" svg:x1="11.519cm" svg:y1="15.288cm" svg:x2="11.618cm" svg:y2="15.26cm">
                <text:p/>
              </draw:line>
              <draw:line draw:style-name="gr4" draw:text-style-name="P3" draw:layer="layout" svg:x1="11.618cm" svg:y1="15.644cm" svg:x2="11.717cm" svg:y2="15.616cm">
                <text:p/>
              </draw:line>
              <draw:line draw:style-name="gr4" draw:text-style-name="P3" draw:layer="layout" svg:x1="11.618cm" svg:y1="15.26cm" svg:x2="11.618cm" svg:y2="15.129cm">
                <text:p/>
              </draw:line>
              <draw:line draw:style-name="gr4" draw:text-style-name="P3" draw:layer="layout" svg:x1="11.618cm" svg:y1="15.773cm" svg:x2="11.618cm" svg:y2="15.644cm">
                <text:p/>
              </draw:line>
            </draw:g>
            <draw:g>
              <draw:line draw:style-name="gr4" draw:text-style-name="P3" draw:layer="layout" svg:x1="10.537cm" svg:y1="15.549cm" svg:x2="10.735cm" svg:y2="15.613cm">
                <text:p/>
              </draw:line>
              <draw:line draw:style-name="gr4" draw:text-style-name="P3" draw:layer="layout" svg:x1="10.735cm" svg:y1="15.484cm" svg:x2="10.537cm" svg:y2="15.548cm">
                <text:p/>
              </draw:line>
              <draw:line draw:style-name="gr4" draw:text-style-name="P3" draw:layer="layout" svg:x1="10.537cm" svg:y1="15.418cm" svg:x2="10.735cm" svg:y2="15.482cm">
                <text:p/>
              </draw:line>
              <draw:line draw:style-name="gr4" draw:text-style-name="P3" draw:layer="layout" svg:x1="10.735cm" svg:y1="15.355cm" svg:x2="10.537cm" svg:y2="15.419cm">
                <text:p/>
              </draw:line>
              <draw:line draw:style-name="gr4" draw:text-style-name="P3" draw:layer="layout" svg:x1="10.537cm" svg:y1="15.29cm" svg:x2="10.735cm" svg:y2="15.354cm">
                <text:p/>
              </draw:line>
              <draw:line draw:style-name="gr4" draw:text-style-name="P3" draw:layer="layout" svg:x1="10.537cm" svg:y1="15.288cm" svg:x2="10.636cm" svg:y2="15.26cm">
                <text:p/>
              </draw:line>
              <draw:line draw:style-name="gr4" draw:text-style-name="P3" draw:layer="layout" svg:x1="10.636cm" svg:y1="15.644cm" svg:x2="10.735cm" svg:y2="15.616cm">
                <text:p/>
              </draw:line>
              <draw:line draw:style-name="gr4" draw:text-style-name="P3" draw:layer="layout" svg:x1="10.636cm" svg:y1="15.26cm" svg:x2="10.636cm" svg:y2="15.129cm">
                <text:p/>
              </draw:line>
              <draw:line draw:style-name="gr4" draw:text-style-name="P3" draw:layer="layout" svg:x1="10.636cm" svg:y1="15.773cm" svg:x2="10.636cm" svg:y2="15.644cm">
                <text:p/>
              </draw:line>
            </draw:g>
            <draw:g>
              <draw:line draw:style-name="gr4" draw:text-style-name="P3" draw:layer="layout" svg:x1="11.488cm" svg:y1="15.775cm" svg:x2="11.744cm" svg:y2="15.775cm">
                <text:p/>
              </draw:line>
              <draw:line draw:style-name="gr4" draw:text-style-name="P3" draw:layer="layout" svg:x1="11.53cm" svg:y1="15.775cm" svg:x2="11.488cm" svg:y2="15.877cm">
                <text:p/>
              </draw:line>
              <draw:line draw:style-name="gr4" draw:text-style-name="P3" draw:layer="layout" svg:x1="11.614cm" svg:y1="15.775cm" svg:x2="11.572cm" svg:y2="15.877cm">
                <text:p/>
              </draw:line>
              <draw:line draw:style-name="gr4" draw:text-style-name="P3" draw:layer="layout" svg:x1="11.701cm" svg:y1="15.775cm" svg:x2="11.659cm" svg:y2="15.877cm">
                <text:p/>
              </draw:line>
            </draw:g>
            <draw:g>
              <draw:line draw:style-name="gr4" draw:text-style-name="P3" draw:layer="layout" svg:x1="10.5cm" svg:y1="15.757cm" svg:x2="10.756cm" svg:y2="15.757cm">
                <text:p/>
              </draw:line>
              <draw:line draw:style-name="gr4" draw:text-style-name="P3" draw:layer="layout" svg:x1="10.542cm" svg:y1="15.757cm" svg:x2="10.5cm" svg:y2="15.859cm">
                <text:p/>
              </draw:line>
              <draw:line draw:style-name="gr4" draw:text-style-name="P3" draw:layer="layout" svg:x1="10.627cm" svg:y1="15.757cm" svg:x2="10.585cm" svg:y2="15.859cm">
                <text:p/>
              </draw:line>
              <draw:line draw:style-name="gr4" draw:text-style-name="P3" draw:layer="layout" svg:x1="10.713cm" svg:y1="15.757cm" svg:x2="10.671cm" svg:y2="15.859cm">
                <text:p/>
              </draw:line>
            </draw:g>
          </draw:g>
          <draw:line draw:style-name="gr6" draw:text-style-name="P3" draw:layer="layout" svg:x1="10.791cm" svg:y1="15.852cm" svg:x2="11.479cm" svg:y2="14.704cm">
            <text:p/>
          </draw:line>
        </draw:g>
        <draw:custom-shape draw:style-name="gr7" draw:text-style-name="P2" draw:layer="layout" svg:width="2.916cm" svg:height="1.502cm" svg:x="11.998cm" svg:y="20.60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183cm" svg:y1="15.496cm" svg:x2="7.548cm" svg:y2="14.682cm">
          <text:p/>
        </draw:line>
        <draw:custom-shape draw:style-name="gr8" draw:text-style-name="P1" draw:layer="layout" svg:width="1.641cm" svg:height="1.551cm" draw:transform="rotate (1.5707963267949) translate (13.126cm 15.93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1.017cm" svg:height="0.255cm" svg:x="7.391cm" svg:y="14.607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4" draw:text-style-name="P3" draw:layer="layout" svg:x1="7.772cm" svg:y1="14.861cm" svg:x2="8.026cm" svg:y2="14.607cm">
          <text:p/>
        </draw:line>
        <draw:line draw:style-name="gr4" draw:text-style-name="P3" draw:layer="layout" svg:x1="7.772cm" svg:y1="15.242cm" svg:x2="8.026cm" svg:y2="14.988cm">
          <text:p/>
        </draw:line>
        <draw:custom-shape draw:style-name="gr9" draw:text-style-name="P2" draw:layer="layout" svg:width="1.017cm" svg:height="0.255cm" svg:x="7.391cm" svg:y="14.988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custom-shape draw:style-name="gr9" draw:text-style-name="P2" draw:layer="layout" svg:width="1.017cm" svg:height="0.255cm" svg:x="7.391cm" svg:y="15.369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4" draw:text-style-name="P3" draw:layer="layout" svg:x1="7.166cm" svg:y1="15.115cm" svg:x2="6.658cm" svg:y2="15.115cm">
          <text:p/>
        </draw:line>
        <draw:custom-shape draw:style-name="gr10" draw:text-style-name="P2" draw:layer="layout" svg:width="1.525cm" svg:height="1.271cm" svg:x="7.166cm" svg:y="14.4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199cm" svg:y1="15.115cm" svg:x2="8.691cm" svg:y2="15.115cm">
          <text:p/>
        </draw:line>
        <draw:line draw:style-name="gr11" draw:text-style-name="P4" draw:layer="layout" svg:x1="6.658cm" svg:y1="15.115cm" svg:x2="6.15cm" svg:y2="15.115cm">
          <text:p/>
        </draw:line>
        <draw:line draw:style-name="gr11" draw:text-style-name="P4" draw:layer="layout" svg:x1="9.833cm" svg:y1="15.115cm" svg:x2="9.198cm" svg:y2="15.115cm">
          <text:p/>
        </draw:line>
        <draw:line draw:style-name="gr11" draw:text-style-name="P4" draw:layer="layout" svg:x1="13.135cm" svg:y1="15.115cm" svg:x2="12.246cm" svg:y2="15.115cm">
          <text:p/>
        </draw:line>
        <draw:line draw:style-name="gr11" draw:text-style-name="P4" draw:layer="layout" svg:x1="17.453cm" svg:y1="21.324cm" svg:x2="16.183cm" svg:y2="21.324cm">
          <text:p/>
        </draw:line>
        <draw:frame draw:style-name="gr12" draw:text-style-name="P5" draw:layer="layout" svg:width="2.921cm" svg:height="1.661cm" svg:x="26.908cm" svg:y="14.325cm">
          <draw:text-box>
            <text:p><text:span text:style-name="T1">D</text:span><text:span text:style-name="T1">e</text:span><text:span text:style-name="T1">v</text:span><text:span text:style-name="T1">i</text:span><text:span text:style-name="T1">c</text:span><text:span text:style-name="T1">e</text:span></text:p>
            <text:p><text:span text:style-name="T1">U</text:span><text:span text:style-name="T1">n</text:span><text:span text:style-name="T1">d</text:span><text:span text:style-name="T1">e</text:span><text:span text:style-name="T1">r</text:span></text:p>
            <text:p><text:span text:style-name="T1">T</text:span><text:span text:style-name="T1">e</text:span><text:span text:style-name="T1">s</text:span><text:span text:style-name="T1">t</text:span></text:p>
          </draw:text-box>
        </draw:frame>
        <draw:g>
          <draw:g>
            <draw:custom-shape draw:style-name="gr1" draw:text-style-name="P1" draw:layer="layout" svg:width="1.535cm" svg:height="1.535cm" svg:x="4.615cm" svg:y="16.9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2" draw:layer="layout" svg:width="0.484cm" svg:height="0.292cm" svg:x="4.908cm" svg:y="17.416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2" draw:text-style-name="P2" draw:layer="layout" svg:width="0.482cm" svg:height="0.294cm" svg:x="5.392cm" svg:y="17.706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g>
          <draw:custom-shape draw:style-name="gr5" draw:text-style-name="P2" draw:layer="layout" svg:width="1.519cm" svg:height="1.502cm" svg:x="10.338cm" svg:y="17.20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833cm" svg:y1="17.714cm" svg:x2="10.591cm" svg:y2="17.714cm">
            <text:p/>
          </draw:line>
          <draw:line draw:style-name="gr4" draw:text-style-name="P3" draw:layer="layout" svg:x1="11.608cm" svg:y1="17.714cm" svg:x2="12.37cm" svg:y2="17.714cm">
            <text:p/>
          </draw:line>
          <draw:g>
            <draw:g>
              <draw:line draw:style-name="gr4" draw:text-style-name="P3" draw:layer="layout" svg:x1="10.975cm" svg:y1="17.663cm" svg:x2="10.876cm" svg:y2="17.792cm">
                <text:p/>
              </draw:line>
              <draw:line draw:style-name="gr4" draw:text-style-name="P3" draw:layer="layout" svg:x1="11.073cm" svg:y1="17.79cm" svg:x2="10.974cm" svg:y2="17.661cm">
                <text:p/>
              </draw:line>
              <draw:line draw:style-name="gr4" draw:text-style-name="P3" draw:layer="layout" svg:x1="11.172cm" svg:y1="17.663cm" svg:x2="11.073cm" svg:y2="17.792cm">
                <text:p/>
              </draw:line>
              <draw:line draw:style-name="gr4" draw:text-style-name="P3" draw:layer="layout" svg:x1="11.271cm" svg:y1="17.79cm" svg:x2="11.172cm" svg:y2="17.661cm">
                <text:p/>
              </draw:line>
              <draw:line draw:style-name="gr4" draw:text-style-name="P3" draw:layer="layout" svg:x1="11.371cm" svg:y1="17.663cm" svg:x2="11.272cm" svg:y2="17.792cm">
                <text:p/>
              </draw:line>
              <draw:line draw:style-name="gr4" draw:text-style-name="P3" draw:layer="layout" svg:x1="11.371cm" svg:y1="17.663cm" svg:x2="11.415cm" svg:y2="17.727cm">
                <text:p/>
              </draw:line>
              <draw:line draw:style-name="gr4" draw:text-style-name="P3" draw:layer="layout" svg:x1="10.826cm" svg:y1="17.726cm" svg:x2="10.87cm" svg:y2="17.79cm">
                <text:p/>
              </draw:line>
              <draw:line draw:style-name="gr4" draw:text-style-name="P3" draw:layer="layout" svg:x1="11.415cm" svg:y1="17.726cm" svg:x2="11.616cm" svg:y2="17.726cm">
                <text:p/>
              </draw:line>
              <draw:line draw:style-name="gr4" draw:text-style-name="P3" draw:layer="layout" svg:x1="10.629cm" svg:y1="17.726cm" svg:x2="10.827cm" svg:y2="17.726cm">
                <text:p/>
              </draw:line>
            </draw:g>
            <draw:g>
              <draw:line draw:style-name="gr4" draw:text-style-name="P3" draw:layer="layout" svg:x1="11.519cm" svg:y1="18.148cm" svg:x2="11.717cm" svg:y2="18.212cm">
                <text:p/>
              </draw:line>
              <draw:line draw:style-name="gr4" draw:text-style-name="P3" draw:layer="layout" svg:x1="11.717cm" svg:y1="18.083cm" svg:x2="11.519cm" svg:y2="18.147cm">
                <text:p/>
              </draw:line>
              <draw:line draw:style-name="gr4" draw:text-style-name="P3" draw:layer="layout" svg:x1="11.519cm" svg:y1="18.017cm" svg:x2="11.717cm" svg:y2="18.081cm">
                <text:p/>
              </draw:line>
              <draw:line draw:style-name="gr4" draw:text-style-name="P3" draw:layer="layout" svg:x1="11.717cm" svg:y1="17.954cm" svg:x2="11.519cm" svg:y2="18.018cm">
                <text:p/>
              </draw:line>
              <draw:line draw:style-name="gr4" draw:text-style-name="P3" draw:layer="layout" svg:x1="11.519cm" svg:y1="17.889cm" svg:x2="11.717cm" svg:y2="17.953cm">
                <text:p/>
              </draw:line>
              <draw:line draw:style-name="gr4" draw:text-style-name="P3" draw:layer="layout" svg:x1="11.519cm" svg:y1="17.887cm" svg:x2="11.618cm" svg:y2="17.859cm">
                <text:p/>
              </draw:line>
              <draw:line draw:style-name="gr4" draw:text-style-name="P3" draw:layer="layout" svg:x1="11.618cm" svg:y1="18.243cm" svg:x2="11.717cm" svg:y2="18.215cm">
                <text:p/>
              </draw:line>
              <draw:line draw:style-name="gr4" draw:text-style-name="P3" draw:layer="layout" svg:x1="11.618cm" svg:y1="17.859cm" svg:x2="11.618cm" svg:y2="17.728cm">
                <text:p/>
              </draw:line>
              <draw:line draw:style-name="gr4" draw:text-style-name="P3" draw:layer="layout" svg:x1="11.618cm" svg:y1="18.372cm" svg:x2="11.618cm" svg:y2="18.243cm">
                <text:p/>
              </draw:line>
            </draw:g>
            <draw:g>
              <draw:line draw:style-name="gr4" draw:text-style-name="P3" draw:layer="layout" svg:x1="10.537cm" svg:y1="18.148cm" svg:x2="10.735cm" svg:y2="18.212cm">
                <text:p/>
              </draw:line>
              <draw:line draw:style-name="gr4" draw:text-style-name="P3" draw:layer="layout" svg:x1="10.735cm" svg:y1="18.083cm" svg:x2="10.537cm" svg:y2="18.147cm">
                <text:p/>
              </draw:line>
              <draw:line draw:style-name="gr4" draw:text-style-name="P3" draw:layer="layout" svg:x1="10.537cm" svg:y1="18.017cm" svg:x2="10.735cm" svg:y2="18.081cm">
                <text:p/>
              </draw:line>
              <draw:line draw:style-name="gr4" draw:text-style-name="P3" draw:layer="layout" svg:x1="10.735cm" svg:y1="17.954cm" svg:x2="10.537cm" svg:y2="18.018cm">
                <text:p/>
              </draw:line>
              <draw:line draw:style-name="gr4" draw:text-style-name="P3" draw:layer="layout" svg:x1="10.537cm" svg:y1="17.889cm" svg:x2="10.735cm" svg:y2="17.953cm">
                <text:p/>
              </draw:line>
              <draw:line draw:style-name="gr4" draw:text-style-name="P3" draw:layer="layout" svg:x1="10.537cm" svg:y1="17.887cm" svg:x2="10.636cm" svg:y2="17.859cm">
                <text:p/>
              </draw:line>
              <draw:line draw:style-name="gr4" draw:text-style-name="P3" draw:layer="layout" svg:x1="10.636cm" svg:y1="18.243cm" svg:x2="10.735cm" svg:y2="18.215cm">
                <text:p/>
              </draw:line>
              <draw:line draw:style-name="gr4" draw:text-style-name="P3" draw:layer="layout" svg:x1="10.636cm" svg:y1="17.859cm" svg:x2="10.636cm" svg:y2="17.728cm">
                <text:p/>
              </draw:line>
              <draw:line draw:style-name="gr4" draw:text-style-name="P3" draw:layer="layout" svg:x1="10.636cm" svg:y1="18.372cm" svg:x2="10.636cm" svg:y2="18.243cm">
                <text:p/>
              </draw:line>
            </draw:g>
            <draw:g>
              <draw:line draw:style-name="gr4" draw:text-style-name="P3" draw:layer="layout" svg:x1="11.488cm" svg:y1="18.374cm" svg:x2="11.744cm" svg:y2="18.374cm">
                <text:p/>
              </draw:line>
              <draw:line draw:style-name="gr4" draw:text-style-name="P3" draw:layer="layout" svg:x1="11.53cm" svg:y1="18.374cm" svg:x2="11.488cm" svg:y2="18.476cm">
                <text:p/>
              </draw:line>
              <draw:line draw:style-name="gr4" draw:text-style-name="P3" draw:layer="layout" svg:x1="11.614cm" svg:y1="18.374cm" svg:x2="11.572cm" svg:y2="18.476cm">
                <text:p/>
              </draw:line>
              <draw:line draw:style-name="gr4" draw:text-style-name="P3" draw:layer="layout" svg:x1="11.701cm" svg:y1="18.374cm" svg:x2="11.659cm" svg:y2="18.476cm">
                <text:p/>
              </draw:line>
            </draw:g>
            <draw:g>
              <draw:line draw:style-name="gr4" draw:text-style-name="P3" draw:layer="layout" svg:x1="10.5cm" svg:y1="18.356cm" svg:x2="10.756cm" svg:y2="18.356cm">
                <text:p/>
              </draw:line>
              <draw:line draw:style-name="gr4" draw:text-style-name="P3" draw:layer="layout" svg:x1="10.542cm" svg:y1="18.356cm" svg:x2="10.5cm" svg:y2="18.458cm">
                <text:p/>
              </draw:line>
              <draw:line draw:style-name="gr4" draw:text-style-name="P3" draw:layer="layout" svg:x1="10.627cm" svg:y1="18.356cm" svg:x2="10.585cm" svg:y2="18.458cm">
                <text:p/>
              </draw:line>
              <draw:line draw:style-name="gr4" draw:text-style-name="P3" draw:layer="layout" svg:x1="10.713cm" svg:y1="18.356cm" svg:x2="10.671cm" svg:y2="18.458cm">
                <text:p/>
              </draw:line>
            </draw:g>
          </draw:g>
          <draw:line draw:style-name="gr6" draw:text-style-name="P3" draw:layer="layout" svg:x1="10.791cm" svg:y1="18.451cm" svg:x2="11.479cm" svg:y2="17.303cm">
            <text:p/>
          </draw:line>
        </draw:g>
        <draw:line draw:style-name="gr6" draw:text-style-name="P3" draw:layer="layout" svg:x1="8.183cm" svg:y1="18.095cm" svg:x2="7.548cm" svg:y2="17.281cm">
          <text:p/>
        </draw:line>
        <draw:custom-shape draw:style-name="gr8" draw:text-style-name="P1" draw:layer="layout" svg:width="1.641cm" svg:height="1.551cm" draw:transform="rotate (1.5707963267949) translate (13.126cm 18.53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1.017cm" svg:height="0.255cm" svg:x="7.391cm" svg:y="17.206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4" draw:text-style-name="P3" draw:layer="layout" svg:x1="7.772cm" svg:y1="17.46cm" svg:x2="8.026cm" svg:y2="17.206cm">
          <text:p/>
        </draw:line>
        <draw:line draw:style-name="gr4" draw:text-style-name="P3" draw:layer="layout" svg:x1="7.772cm" svg:y1="17.841cm" svg:x2="8.026cm" svg:y2="17.587cm">
          <text:p/>
        </draw:line>
        <draw:custom-shape draw:style-name="gr9" draw:text-style-name="P2" draw:layer="layout" svg:width="1.017cm" svg:height="0.255cm" svg:x="7.391cm" svg:y="17.587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custom-shape draw:style-name="gr9" draw:text-style-name="P2" draw:layer="layout" svg:width="1.017cm" svg:height="0.255cm" svg:x="7.391cm" svg:y="17.968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4" draw:text-style-name="P3" draw:layer="layout" svg:x1="7.166cm" svg:y1="17.714cm" svg:x2="6.658cm" svg:y2="17.714cm">
          <text:p/>
        </draw:line>
        <draw:custom-shape draw:style-name="gr10" draw:text-style-name="P2" draw:layer="layout" svg:width="1.525cm" svg:height="1.271cm" svg:x="7.166cm" svg:y="17.07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199cm" svg:y1="17.714cm" svg:x2="8.691cm" svg:y2="17.714cm">
          <text:p/>
        </draw:line>
        <draw:line draw:style-name="gr11" draw:text-style-name="P4" draw:layer="layout" svg:x1="6.658cm" svg:y1="17.714cm" svg:x2="6.15cm" svg:y2="17.714cm">
          <text:p/>
        </draw:line>
        <draw:line draw:style-name="gr11" draw:text-style-name="P4" draw:layer="layout" svg:x1="9.833cm" svg:y1="17.714cm" svg:x2="9.198cm" svg:y2="17.714cm">
          <text:p/>
        </draw:line>
        <draw:line draw:style-name="gr11" draw:text-style-name="P4" draw:layer="layout" svg:x1="13.135cm" svg:y1="17.714cm" svg:x2="12.246cm" svg:y2="17.714cm">
          <text:p/>
        </draw:line>
        <draw:line draw:style-name="gr11" draw:text-style-name="P4" draw:layer="layout" svg:x1="16.691cm" svg:y1="17.714cm" svg:x2="14.659cm" svg:y2="17.714cm">
          <text:p/>
        </draw:line>
        <draw:g>
          <draw:custom-shape draw:style-name="gr13" draw:text-style-name="P1" draw:layer="layout" svg:width="1.25cm" svg:height="1.213cm" svg:x="17.924cm" svg:y="20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7.425cm" svg:y1="21.326cm" svg:x2="17.925cm" svg:y2="21.326cm">
            <text:p/>
          </draw:line>
          <draw:line draw:style-name="gr4" draw:text-style-name="P3" draw:layer="layout" svg:x1="19.173cm" svg:y1="21.326cm" svg:x2="19.673cm" svg:y2="21.326cm">
            <text:p/>
          </draw:line>
          <draw:line draw:style-name="gr4" draw:text-style-name="P3" draw:layer="layout" svg:x1="18.049cm" svg:y1="20.963cm" svg:x2="19.048cm" svg:y2="21.706cm">
            <text:p/>
          </draw:line>
          <draw:line draw:style-name="gr4" draw:text-style-name="P3" draw:layer="layout" svg:x1="19.048cm" svg:y1="20.963cm" svg:x2="18.049cm" svg:y2="21.706cm">
            <text:p/>
          </draw:line>
          <draw:line draw:style-name="gr4" draw:text-style-name="P3" draw:layer="layout" svg:x1="18.554cm" svg:y1="21.932cm" svg:x2="18.554cm" svg:y2="22.408cm">
            <text:p/>
          </draw:line>
        </draw:g>
        <draw:line draw:style-name="gr11" draw:text-style-name="P4" draw:layer="layout" svg:x1="17.447cm" svg:y1="21.325cm" svg:x2="16.177cm" svg:y2="21.325cm">
          <text:p/>
        </draw:line>
        <draw:frame draw:style-name="gr14" draw:text-style-name="P5" draw:layer="layout" svg:width="1.778cm" svg:height="0.762cm" svg:x="12.506cm" svg:y="21.009cm">
          <draw:text-box>
            <text:p><text:span text:style-name="T1">ADC 1</text:span></text:p>
          </draw:text-box>
        </draw:frame>
        <draw:line draw:style-name="gr11" draw:text-style-name="P4" draw:layer="layout" svg:x1="16.176cm" svg:y1="21.325cm" svg:x2="14.906cm" svg:y2="21.325cm">
          <text:p/>
        </draw:line>
        <draw:custom-shape draw:style-name="gr13" draw:text-style-name="P1" draw:layer="layout" svg:width="1.25cm" svg:height="1.213cm" svg:x="17.918cm" svg:y="20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419cm" svg:y1="21.325cm" svg:x2="17.919cm" svg:y2="21.325cm">
          <text:p/>
        </draw:line>
        <draw:line draw:style-name="gr4" draw:text-style-name="P3" draw:layer="layout" svg:x1="19.167cm" svg:y1="21.325cm" svg:x2="19.796cm" svg:y2="21.325cm">
          <text:p/>
        </draw:line>
        <draw:line draw:style-name="gr4" draw:text-style-name="P3" draw:layer="layout" svg:x1="18.043cm" svg:y1="20.962cm" svg:x2="19.042cm" svg:y2="21.705cm">
          <text:p/>
        </draw:line>
        <draw:line draw:style-name="gr4" draw:text-style-name="P3" draw:layer="layout" svg:x1="19.042cm" svg:y1="20.962cm" svg:x2="18.043cm" svg:y2="21.705cm">
          <text:p/>
        </draw:line>
        <draw:line draw:style-name="gr4" draw:text-style-name="P3" draw:layer="layout" svg:x1="18.548cm" svg:y1="21.931cm" svg:x2="18.548cm" svg:y2="22.407cm">
          <text:p/>
        </draw:line>
        <draw:custom-shape draw:style-name="gr7" draw:text-style-name="P2" draw:layer="layout" svg:width="2.916cm" svg:height="1.502cm" svg:x="11.992cm" svg:y="20.601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.447cm" svg:y1="21.324cm" svg:x2="16.177cm" svg:y2="21.324cm">
          <text:p/>
        </draw:line>
        <draw:line draw:style-name="gr11" draw:text-style-name="P4" draw:layer="layout" svg:x1="17.441cm" svg:y1="21.325cm" svg:x2="16.171cm" svg:y2="21.325cm">
          <text:p/>
        </draw:line>
        <draw:line draw:style-name="gr11" draw:text-style-name="P4" draw:layer="layout" svg:x1="16.17cm" svg:y1="21.325cm" svg:x2="14.9cm" svg:y2="21.325cm">
          <text:p/>
        </draw:line>
        <draw:custom-shape draw:style-name="gr7" draw:text-style-name="P2" draw:layer="layout" svg:width="2.916cm" svg:height="1.502cm" svg:x="11.992cm" svg:y="23.776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1.25cm" svg:height="1.213cm" svg:x="17.912cm" svg:y="23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7.413cm" svg:y1="24.5cm" svg:x2="17.913cm" svg:y2="24.5cm">
            <text:p/>
          </draw:line>
          <draw:line draw:style-name="gr4" draw:text-style-name="P3" draw:layer="layout" svg:x1="19.161cm" svg:y1="24.5cm" svg:x2="19.661cm" svg:y2="24.5cm">
            <text:p/>
          </draw:line>
          <draw:line draw:style-name="gr4" draw:text-style-name="P3" draw:layer="layout" svg:x1="18.037cm" svg:y1="24.137cm" svg:x2="19.036cm" svg:y2="24.88cm">
            <text:p/>
          </draw:line>
          <draw:line draw:style-name="gr4" draw:text-style-name="P3" draw:layer="layout" svg:x1="19.036cm" svg:y1="24.137cm" svg:x2="18.037cm" svg:y2="24.88cm">
            <text:p/>
          </draw:line>
          <draw:line draw:style-name="gr4" draw:text-style-name="P3" draw:layer="layout" svg:x1="18.542cm" svg:y1="25.106cm" svg:x2="18.542cm" svg:y2="25.582cm">
            <text:p/>
          </draw:line>
        </draw:g>
        <draw:line draw:style-name="gr11" draw:text-style-name="P4" draw:layer="layout" svg:x1="17.441cm" svg:y1="24.499cm" svg:x2="16.171cm" svg:y2="24.499cm">
          <text:p/>
        </draw:line>
        <draw:g>
          <draw:custom-shape draw:style-name="gr13" draw:text-style-name="P1" draw:layer="layout" svg:width="1.25cm" svg:height="1.213cm" svg:x="17.906cm" svg:y="23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7.407cm" svg:y1="24.501cm" svg:x2="17.907cm" svg:y2="24.501cm">
            <text:p/>
          </draw:line>
          <draw:line draw:style-name="gr4" draw:text-style-name="P3" draw:layer="layout" svg:x1="19.155cm" svg:y1="24.501cm" svg:x2="19.655cm" svg:y2="24.501cm">
            <text:p/>
          </draw:line>
          <draw:line draw:style-name="gr4" draw:text-style-name="P3" draw:layer="layout" svg:x1="18.031cm" svg:y1="24.138cm" svg:x2="19.03cm" svg:y2="24.881cm">
            <text:p/>
          </draw:line>
          <draw:line draw:style-name="gr4" draw:text-style-name="P3" draw:layer="layout" svg:x1="19.03cm" svg:y1="24.138cm" svg:x2="18.031cm" svg:y2="24.881cm">
            <text:p/>
          </draw:line>
          <draw:line draw:style-name="gr4" draw:text-style-name="P3" draw:layer="layout" svg:x1="18.536cm" svg:y1="25.107cm" svg:x2="18.536cm" svg:y2="25.583cm">
            <text:p/>
          </draw:line>
        </draw:g>
        <draw:line draw:style-name="gr11" draw:text-style-name="P4" draw:layer="layout" svg:x1="17.435cm" svg:y1="24.5cm" svg:x2="16.165cm" svg:y2="24.5cm">
          <text:p/>
        </draw:line>
        <draw:frame draw:style-name="gr15" draw:text-style-name="P5" draw:layer="layout" svg:width="1.968cm" svg:height="1.191cm" svg:x="12.494cm" svg:y="24.184cm">
          <draw:text-box>
            <text:p><text:span text:style-name="T1">A</text:span><text:span text:style-name="T1">D</text:span><text:span text:style-name="T1">C</text:span><text:span text:style-name="T1"> </text:span><text:span text:style-name="T1">2</text:span></text:p>
          </draw:text-box>
        </draw:frame>
        <draw:line draw:style-name="gr11" draw:text-style-name="P4" draw:layer="layout" svg:x1="16.164cm" svg:y1="24.5cm" svg:x2="14.894cm" svg:y2="24.5cm">
          <text:p/>
        </draw:line>
        <draw:line draw:style-name="gr16" draw:text-style-name="P4" draw:layer="layout" svg:x1="19.6cm" svg:y1="24.503cm" svg:x2="23.479cm" svg:y2="24.495cm">
          <text:p/>
        </draw:line>
        <draw:frame draw:style-name="gr17" draw:text-style-name="P5" draw:layer="layout" svg:width="1.962cm" svg:height="1.661cm" svg:x="1.805cm" svg:y="14.362cm">
          <draw:text-box>
            <text:p><text:span text:style-name="T1">R</text:span><text:span text:style-name="T1">F</text:span><text:span text:style-name="T1"> </text:span><text:span text:style-name="T1">S</text:span><text:span text:style-name="T1">y</text:span><text:span text:style-name="T1">n</text:span><text:span text:style-name="T1">t</text:span><text:span text:style-name="T1">h</text:span></text:p>
          </draw:text-box>
        </draw:frame>
        <draw:frame draw:style-name="gr18" draw:text-style-name="P5" draw:layer="layout" svg:width="3.175cm" svg:height="3.569cm" svg:x="1.535cm" svg:y="17.129cm">
          <draw:text-box>
            <text:p><text:span text:style-name="T1">LO Synth</text:span></text:p>
            <text:p><text:span text:style-name="T2">(RF+45.01 MHz)</text:span></text:p>
          </draw:text-box>
        </draw:frame>
        <draw:frame draw:style-name="gr19" draw:text-style-name="P7" draw:layer="layout" svg:width="2.413cm" svg:height="1.811cm" svg:x="12.811cm" svg:y="12.778cm">
          <draw:text-box>
            <text:p text:style-name="P6"><text:span text:style-name="T2">H</text:span><text:span text:style-name="T2">M</text:span><text:span text:style-name="T2">C</text:span><text:span text:style-name="T2">3</text:span><text:span text:style-name="T2">1</text:span><text:span text:style-name="T2">1</text:span></text:p>
            <text:p text:style-name="P6"><text:span text:style-name="T2">A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r</text:span></text:p>
          </draw:text-box>
        </draw:frame>
        <draw:frame draw:style-name="gr20" draw:text-style-name="P7" draw:layer="layout" svg:width="2.286cm" svg:height="1.503cm" svg:x="10.017cm" svg:y="12.43cm">
          <draw:text-box>
            <text:p text:style-name="P6"><text:span text:style-name="T2">H</text:span><text:span text:style-name="T2">M</text:span><text:span text:style-name="T2">C</text:span><text:span text:style-name="T2">4</text:span><text:span text:style-name="T2">2</text:span><text:span text:style-name="T2">4</text:span></text:p>
            <text:p text:style-name="P6"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t</text:span><text:span text:style-name="T2">t</text:span><text:span text:style-name="T2">e</text:span><text:span text:style-name="T2">n</text:span><text:span text:style-name="T2">u</text:span><text:span text:style-name="T2">a</text:span><text:span text:style-name="T2">t</text:span><text:span text:style-name="T2">o</text:span><text:span text:style-name="T2">r</text:span></text:p>
          </draw:text-box>
        </draw:frame>
        <draw:frame draw:style-name="gr21" draw:text-style-name="P7" draw:layer="layout" svg:width="3.556cm" svg:height="0.887cm" svg:x="6.334cm" svg:y="13.192cm">
          <draw:text-box>
            <text:p text:style-name="P6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B</text:span><text:span text:style-name="T2">a</text:span><text:span text:style-name="T2">n</text:span><text:span text:style-name="T2">k</text:span></text:p>
          </draw:text-box>
        </draw:frame>
        <draw:frame draw:style-name="gr19" draw:text-style-name="P7" draw:layer="layout" svg:width="3.937cm" svg:height="1.811cm" svg:x="17.002cm" svg:y="13.573cm">
          <draw:text-box>
            <text:p text:style-name="P6"><text:span text:style-name="T2">N</text:span><text:span text:style-name="T2">a</text:span><text:span text:style-name="T2">r</text:span><text:span text:style-name="T2">d</text:span><text:span text:style-name="T2">a</text:span><text:span text:style-name="T2"> </text:span><text:span text:style-name="T2">3</text:span><text:span text:style-name="T2">0</text:span><text:span text:style-name="T2">3</text:span><text:span text:style-name="T2">5</text:span><text:span text:style-name="T2">7</text:span><text:span text:style-name="T2">A</text:span><text:span text:style-name="T2">,</text:span><text:span text:style-name="T2"> </text:span><text:span text:style-name="T2">3</text:span><text:span text:style-name="T2">0</text:span><text:span text:style-name="T2"> </text:span><text:span text:style-name="T2">d</text:span><text:span text:style-name="T2">B</text:span></text:p>
            <text:p text:style-name="P6"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C</text:span><text:span text:style-name="T2">o</text:span><text:span text:style-name="T2">u</text:span><text:span text:style-name="T2">p</text:span><text:span text:style-name="T2">l</text:span><text:span text:style-name="T2">e</text:span><text:span text:style-name="T2">r</text:span><text:span text:style-name="T2"> </text:span></text:p>
          </draw:text-box>
        </draw:frame>
        <draw:frame draw:style-name="gr20" draw:text-style-name="P7" draw:layer="layout" svg:width="3.556cm" svg:height="1.503cm" svg:x="22.844cm" svg:y="13.573cm">
          <draw:text-box>
            <text:p text:style-name="P6"><text:span text:style-name="T2">H</text:span><text:span text:style-name="T2">P</text:span><text:span text:style-name="T2"> </text:span><text:span text:style-name="T2">8</text:span><text:span text:style-name="T2">7</text:span><text:span text:style-name="T2">3</text:span><text:span text:style-name="T2">0</text:span><text:span text:style-name="T2">0</text:span><text:span text:style-name="T2">B</text:span><text:span text:style-name="T2">,</text:span><text:span text:style-name="T2"> </text:span><text:span text:style-name="T2">1</text:span><text:span text:style-name="T2">0</text:span><text:span text:style-name="T2"> </text:span><text:span text:style-name="T2">d</text:span><text:span text:style-name="T2">B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C</text:span><text:span text:style-name="T2">o</text:span><text:span text:style-name="T2">u</text:span><text:span text:style-name="T2">p</text:span><text:span text:style-name="T2">l</text:span><text:span text:style-name="T2">e</text:span><text:span text:style-name="T2">r</text:span></text:p>
          </draw:text-box>
        </draw:frame>
        <draw:frame draw:style-name="gr21" draw:text-style-name="P7" draw:layer="layout" svg:width="2.032cm" svg:height="1.031cm" svg:x="17.764cm" svg:y="19.669cm">
          <draw:text-box>
            <text:p text:style-name="P6"><text:span text:style-name="T2">L</text:span><text:span text:style-name="T2">T</text:span><text:span text:style-name="T2">C</text:span><text:span text:style-name="T2">5</text:span><text:span text:style-name="T2">5</text:span><text:span text:style-name="T2">4</text:span><text:span text:style-name="T2">8</text:span></text:p>
            <text:p text:style-name="P6"><text:span text:style-name="T2">M</text:span><text:span text:style-name="T2">i</text:span><text:span text:style-name="T2">x</text:span><text:span text:style-name="T2">e</text:span><text:span text:style-name="T2">r</text:span></text:p>
          </draw:text-box>
        </draw:frame>
        <draw:frame draw:style-name="gr22" draw:text-style-name="P7" draw:layer="layout" svg:width="2.286cm" svg:height="1.421cm" svg:x="12.43cm" svg:y="19.542cm">
          <draw:text-box>
            <text:p text:style-name="P6"><text:span text:style-name="T2">AD9864</text:span></text:p>
            <text:p text:style-name="P6"><text:span text:style-name="T2">IF Digitizer</text:span></text:p>
          </draw:text-box>
        </draw:frame>
        <draw:line draw:style-name="gr16" draw:text-style-name="P4" draw:layer="layout" svg:x1="16.675cm" svg:y1="17.724cm" svg:x2="16.691cm" svg:y2="25.659cm">
          <text:p/>
        </draw:line>
        <draw:line draw:style-name="gr16" draw:text-style-name="P4" draw:layer="layout" svg:x1="18.561cm" svg:y1="22.406cm" svg:x2="16.656cm" svg:y2="22.406cm">
          <text:p/>
        </draw:line>
        <draw:line draw:style-name="gr16" draw:text-style-name="P4" draw:layer="layout" svg:x1="18.569cm" svg:y1="25.61cm" svg:x2="16.664cm" svg:y2="25.61cm">
          <text:p/>
        </draw:line>
        <draw:custom-shape draw:style-name="gr23" draw:text-style-name="P2" draw:layer="layout" svg:width="0.635cm" svg:height="1.502cm" svg:x="23.225cm" svg:y="21.596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778cm" svg:height="0.762cm" draw:transform="rotate (1.5707963267949) translate (23.225cm 23.225cm)">
          <draw:text-box>
            <text:p><text:span text:style-name="T1">-</text:span><text:span text:style-name="T1">1</text:span><text:span text:style-name="T1">0</text:span><text:span text:style-name="T1"> </text:span><text:span text:style-name="T1">d</text:span><text:span text:style-name="T1">B</text:span></text:p>
          </draw:text-box>
        </draw:frame>
        <draw:frame draw:style-name="gr22" draw:text-style-name="P7" draw:layer="layout" svg:width="2.54cm" svg:height="1.421cm" svg:x="4.302cm" svg:y="12.787cm">
          <draw:text-box>
            <text:p text:style-name="P6"><text:span text:style-name="T2">L</text:span><text:span text:style-name="T2">M</text:span><text:span text:style-name="T2">X</text:span><text:span text:style-name="T2">2</text:span><text:span text:style-name="T2">5</text:span><text:span text:style-name="T2">9</text:span><text:span text:style-name="T2">2</text:span></text:p>
            <text:p text:style-name="P6"><text:span text:style-name="T2">S</text:span><text:span text:style-name="T2">y</text:span><text:span text:style-name="T2">n</text:span><text:span text:style-name="T2">t</text:span><text:span text:style-name="T2">h</text:span><text:span text:style-name="T2">e</text:span><text:span text:style-name="T2">s</text:span><text:span text:style-name="T2">i</text:span><text:span text:style-name="T2">z</text:span><text:span text:style-name="T2">e</text:span><text:span text:style-name="T2">r</text:span></text:p>
          </draw:text-box>
        </draw:frame>
        <draw:custom-shape draw:style-name="gr23" draw:text-style-name="P2" draw:layer="layout" svg:width="0.635cm" svg:height="1.502cm" draw:transform="rotate (-1.5707963267949) translate (22.553cm 14.751cm)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778cm" svg:height="0.721cm" svg:x="20.939cm" svg:y="14.716cm">
          <draw:text-box>
            <text:p><text:span text:style-name="T1">-</text:span><text:span text:style-name="T1">1</text:span><text:span text:style-name="T1">0</text:span><text:span text:style-name="T1"> </text:span><text:span text:style-name="T1">d</text:span><text:span text:style-name="T1">B</text:span></text:p>
          </draw:text-box>
        </draw:frame>
        <draw:line draw:style-name="gr4" draw:text-style-name="P3" draw:layer="layout" svg:x1="23.479cm" svg:y1="23.098cm" svg:x2="23.479cm" svg:y2="24.495cm">
          <text:p/>
        </draw:line>
        <draw:custom-shape draw:style-name="gr26" draw:text-style-name="P2" draw:layer="layout" svg:width="1.27cm" svg:height="2.794cm" draw:transform="rotate (-1.5707963267949) translate (20.177cm 14.843cm)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7.383cm" svg:y1="15.115cm" svg:x2="14.678cm" svg:y2="15.115cm">
          <text:p/>
        </draw:line>
        <draw:line draw:style-name="gr11" draw:text-style-name="P4" draw:layer="layout" svg:x1="20.177cm" svg:y1="15.109cm" svg:x2="17.383cm" svg:y2="15.109cm">
          <text:p/>
        </draw:line>
        <draw:line draw:style-name="gr27" draw:text-style-name="P4" draw:layer="layout" svg:x1="19.414cm" svg:y1="15.351cm" svg:x2="17.89cm" svg:y2="15.351cm">
          <text:p/>
        </draw:line>
        <draw:line draw:style-name="gr27" draw:text-style-name="P4" draw:layer="layout" svg:x1="19.79cm" svg:y1="16.113cm" svg:x2="19.409cm" svg:y2="15.351cm">
          <text:p/>
        </draw:line>
        <draw:custom-shape draw:style-name="gr26" draw:text-style-name="P2" draw:layer="layout" svg:width="1.27cm" svg:height="2.794cm" draw:transform="rotate (-1.5707963267949) translate (25.843cm 14.853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11" draw:text-style-name="P4" draw:layer="layout" svg:x1="23.043cm" svg:y1="15.119cm" svg:x2="25.837cm" svg:y2="15.119cm">
          <text:p/>
        </draw:line>
        <draw:line draw:style-name="gr27" draw:text-style-name="P4" draw:layer="layout" svg:x1="23.806cm" svg:y1="15.361cm" svg:x2="25.33cm" svg:y2="15.361cm">
          <text:p/>
        </draw:line>
        <draw:line draw:style-name="gr27" draw:text-style-name="P4" draw:layer="layout" svg:x1="23.43cm" svg:y1="16.123cm" svg:x2="23.811cm" svg:y2="15.361cm">
          <text:p/>
        </draw:line>
        <draw:line draw:style-name="gr11" draw:text-style-name="P4" draw:layer="layout" svg:x1="21.066cm" svg:y1="15.115cm" svg:x2="19.669cm" svg:y2="15.115cm">
          <text:p/>
        </draw:line>
        <draw:line draw:style-name="gr11" draw:text-style-name="P4" draw:layer="layout" svg:x1="23.076cm" svg:y1="15.117cm" svg:x2="22.59cm" svg:y2="15.117cm">
          <text:p/>
        </draw:line>
        <draw:line draw:style-name="gr11" draw:text-style-name="P4" draw:layer="layout" svg:x1="27.035cm" svg:y1="15.117cm" svg:x2="25.638cm" svg:y2="15.117cm">
          <text:p/>
        </draw:line>
        <draw:line draw:style-name="gr16" draw:text-style-name="P4" draw:layer="layout" svg:x1="23.443cm" svg:y1="16.125cm" svg:x2="23.443cm" svg:y2="21.583cm">
          <text:p/>
        </draw:line>
        <draw:line draw:style-name="gr16" draw:text-style-name="P4" draw:layer="layout" svg:x1="19.796cm" svg:y1="16.113cm" svg:x2="19.796cm" svg:y2="21.32cm">
          <text:p/>
        </draw:lin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616cm" fo:page-height="42.0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07:09:58.187887535</meta:creation-date>
    <dc:date>2017-04-11T22:26:12.695976605</dc:date>
    <meta:editing-duration>PT1H20M14S</meta:editing-duration>
    <meta:editing-cycles>35</meta:editing-cycles>
    <meta:generator>LibreOffice/5.3.1.2$Linux_X86_64 LibreOffice_project/30m0$Build-2</meta:generator>
    <meta:document-statistic meta:object-count="225"/>
  </office:meta>
</office:document-meta>
</file>